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1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.596cm"/>
    </style:style>
    <style:style style:name="gr3" style:family="graphic" style:parent-style-name="standard">
      <style:graphic-properties draw:stroke="none" svg:stroke-color="#000000" draw:fill="none" draw:fill-color="#ffffff" fo:min-height="1.20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188cm"/>
    </style:style>
    <style:style style:name="gr9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0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P1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2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P3" style:family="paragraph">
      <loext:graphic-properties draw:fill="solid" draw:fill-color="#ea7500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5" style:family="paragraph">
      <loext:graphic-properties draw:fill="solid" draw:fill-color="#ff972f"/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87cm" svg:height="1.42cm" svg:x="1.062cm" svg:y="9.518cm">
          <draw:text-box>
            <text:p><text:span text:style-name="T1">e</text:span><text:span text:style-name="T2">f</text:span><text:span text:style-name="T3">0</text:span></text:p>
          </draw:text-box>
        </draw:frame>
        <draw:frame draw:style-name="gr1" draw:text-style-name="P1" draw:layer="layout" svg:width="1.687cm" svg:height="1.42cm" svg:x="4.137cm" svg:y="9.518cm">
          <draw:text-box>
            <text:p><text:span text:style-name="T1">e</text:span><text:span text:style-name="T2">f</text:span><text:span text:style-name="T3">2</text:span></text:p>
          </draw:text-box>
        </draw:frame>
        <draw:frame draw:style-name="gr2" draw:text-style-name="P1" draw:layer="layout" svg:width="2.096cm" svg:height="1.237cm" svg:x="5.572cm" svg:y="9.643cm">
          <draw:text-box>
            <text:p><text:span text:style-name="T4">...</text:span></text:p>
          </draw:text-box>
        </draw:frame>
        <draw:frame draw:style-name="gr3" draw:text-style-name="P1" draw:layer="layout" svg:width="2.59cm" svg:height="1.451cm" svg:x="20.489cm" svg:y="9.487cm">
          <draw:text-box>
            <text:p><text:span text:style-name="T1">e</text:span><text:span text:style-name="T2">f</text:span><text:span text:style-name="T5">N</text:span></text:p>
          </draw:text-box>
        </draw:frame>
        <draw:custom-shape draw:style-name="gr4" draw:text-style-name="P2" draw:layer="layout" svg:width="0.16cm" svg:height="0.164cm" svg:x="3.089cm" svg:y="4.8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1cm" svg:height="0.161cm" svg:x="1.458cm" svg:y="6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4.777cm" svg:y1="3.853cm" svg:x2="1.547cm" svg:y2="6.094cm">
          <text:p/>
        </draw:line>
        <draw:custom-shape draw:style-name="gr5" draw:text-style-name="P3" draw:layer="layout" svg:width="0.161cm" svg:height="0.162cm" svg:x="4.701cm" svg:y="3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cm" svg:height="0.161cm" svg:x="7.95cm" svg:y="5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3cm" svg:height="0.161cm" svg:x="11.189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1cm" svg:height="0.162cm" svg:x="14.406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4cm" svg:height="0.163cm" svg:x="20.885cm" svg:y="6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8.039cm" svg:y1="5.092cm" svg:x2="4.778cm" svg:y2="3.853cm">
          <text:p/>
        </draw:line>
        <draw:line draw:style-name="gr6" draw:text-style-name="P4" draw:layer="layout" svg:x1="11.262cm" svg:y1="6.594cm" svg:x2="8.039cm" svg:y2="5.091cm">
          <text:p/>
        </draw:line>
        <draw:line draw:style-name="gr6" draw:text-style-name="P4" draw:layer="layout" svg:x1="14.459cm" svg:y1="5.087cm" svg:x2="11.261cm" svg:y2="6.595cm">
          <text:p/>
        </draw:line>
        <draw:line draw:style-name="gr6" draw:text-style-name="P4" draw:layer="layout" svg:x1="17.739cm" svg:y1="6.925cm" svg:x2="14.491cm" svg:y2="5.074cm">
          <text:p/>
        </draw:line>
        <draw:line draw:style-name="gr6" draw:text-style-name="P4" draw:layer="layout" svg:x1="20.959cm" svg:y1="6.055cm" svg:x2="17.739cm" svg:y2="6.924cm">
          <text:p/>
        </draw:line>
        <draw:line draw:style-name="gr7" draw:text-style-name="P4" draw:layer="layout" svg:x1="1.547cm" svg:y1="8.587cm" svg:x2="20.974cm" svg:y2="8.587cm">
          <text:p/>
        </draw:line>
        <draw:line draw:style-name="gr7" draw:text-style-name="P4" draw:layer="layout" svg:x1="1.547cm" svg:y1="7.454cm" svg:x2="1.547cm" svg:y2="9.559cm">
          <text:p/>
        </draw:line>
        <draw:line draw:style-name="gr7" draw:text-style-name="P4" draw:layer="layout" svg:x1="3.167cm" svg:y1="7.454cm" svg:x2="3.167cm" svg:y2="9.559cm">
          <text:p/>
        </draw:line>
        <draw:line draw:style-name="gr7" draw:text-style-name="P4" draw:layer="layout" svg:x1="4.785cm" svg:y1="7.454cm" svg:x2="4.785cm" svg:y2="9.559cm">
          <text:p/>
        </draw:line>
        <draw:line draw:style-name="gr7" draw:text-style-name="P4" draw:layer="layout" svg:x1="6.404cm" svg:y1="7.454cm" svg:x2="6.404cm" svg:y2="9.559cm">
          <text:p/>
        </draw:line>
        <draw:line draw:style-name="gr7" draw:text-style-name="P4" draw:layer="layout" svg:x1="8.023cm" svg:y1="7.454cm" svg:x2="8.023cm" svg:y2="9.559cm">
          <text:p/>
        </draw:line>
        <draw:line draw:style-name="gr7" draw:text-style-name="P4" draw:layer="layout" svg:x1="9.642cm" svg:y1="7.454cm" svg:x2="9.642cm" svg:y2="9.559cm">
          <text:p/>
        </draw:line>
        <draw:line draw:style-name="gr7" draw:text-style-name="P4" draw:layer="layout" svg:x1="11.261cm" svg:y1="7.454cm" svg:x2="11.261cm" svg:y2="9.559cm">
          <text:p/>
        </draw:line>
        <draw:line draw:style-name="gr7" draw:text-style-name="P4" draw:layer="layout" svg:x1="12.88cm" svg:y1="7.454cm" svg:x2="12.88cm" svg:y2="9.559cm">
          <text:p/>
        </draw:line>
        <draw:line draw:style-name="gr7" draw:text-style-name="P4" draw:layer="layout" svg:x1="14.499cm" svg:y1="7.454cm" svg:x2="14.499cm" svg:y2="9.559cm">
          <text:p/>
        </draw:line>
        <draw:line draw:style-name="gr7" draw:text-style-name="P4" draw:layer="layout" svg:x1="16.118cm" svg:y1="7.454cm" svg:x2="16.118cm" svg:y2="9.559cm">
          <text:p/>
        </draw:line>
        <draw:line draw:style-name="gr7" draw:text-style-name="P4" draw:layer="layout" svg:x1="17.737cm" svg:y1="7.454cm" svg:x2="17.737cm" svg:y2="9.559cm">
          <text:p/>
        </draw:line>
        <draw:line draw:style-name="gr7" draw:text-style-name="P4" draw:layer="layout" svg:x1="19.356cm" svg:y1="7.454cm" svg:x2="19.356cm" svg:y2="9.559cm">
          <text:p/>
        </draw:line>
        <draw:line draw:style-name="gr7" draw:text-style-name="P4" draw:layer="layout" svg:x1="20.974cm" svg:y1="7.454cm" svg:x2="20.974cm" svg:y2="9.559cm">
          <text:p/>
        </draw:line>
        <draw:custom-shape draw:style-name="gr4" draw:text-style-name="P2" draw:layer="layout" svg:width="0.162cm" svg:height="0.161cm" svg:x="6.336cm" svg:y="4.3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cm" svg:height="0.161cm" svg:x="9.559cm" svg:y="5.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2cm" svg:height="0.162cm" svg:x="12.806cm" svg:y="5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1cm" svg:height="0.161cm" svg:x="16.044cm" svg:y="5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1cm" svg:x="19.286cm" svg:y="6.4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2cm" svg:height="0.16cm" svg:x="17.659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88cm" svg:height="1.42cm" svg:x="2.536cm" svg:y="9.518cm">
          <draw:text-box>
            <text:p><text:span text:style-name="T1">e</text:span><text:span text:style-name="T2">f</text:span><text:span text:style-name="T3">1</text:span></text:p>
          </draw:text-box>
        </draw:frame>
        <draw:custom-shape draw:style-name="gr5" draw:text-style-name="P3" draw:layer="layout" svg:width="0.164cm" svg:height="0.162cm" svg:x="3.09cm" svg:y="6.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3.169cm" svg:y1="6.301cm" svg:x2="1.547cm" svg:y2="6.094cm">
          <text:p/>
        </draw:line>
        <draw:line draw:style-name="gr9" draw:text-style-name="P3" draw:layer="layout" svg:x1="4.778cm" svg:y1="3.853cm" svg:x2="3.169cm" svg:y2="6.302cm">
          <text:p/>
        </draw:line>
        <draw:custom-shape draw:style-name="gr5" draw:text-style-name="P3" draw:layer="layout" svg:width="0.162cm" svg:height="0.163cm" svg:x="6.332cm" svg:y="1.4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405cm" svg:y1="1.497cm" svg:x2="4.778cm" svg:y2="3.853cm">
          <text:p/>
        </draw:line>
        <draw:line draw:style-name="gr9" draw:text-style-name="P3" draw:layer="layout" svg:x1="8.038cm" svg:y1="5.092cm" svg:x2="6.404cm" svg:y2="1.463cm">
          <text:p/>
        </draw:line>
        <draw:custom-shape draw:style-name="gr5" draw:text-style-name="P3" draw:layer="layout" svg:width="0.16cm" svg:height="0.161cm" svg:x="9.562cm" svg:y="7.2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9.64cm" svg:y1="7.298cm" svg:x2="8.039cm" svg:y2="5.093cm">
          <text:p/>
        </draw:line>
        <draw:line draw:style-name="gr9" draw:text-style-name="P3" draw:layer="layout" svg:x1="11.262cm" svg:y1="6.596cm" svg:x2="9.64cm" svg:y2="7.299cm">
          <text:p/>
        </draw:line>
        <draw:custom-shape draw:style-name="gr5" draw:text-style-name="P3" draw:layer="layout" svg:width="0.163cm" svg:height="0.163cm" svg:x="12.811cm" svg:y="2.0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2cm" svg:height="0.162cm" svg:x="16.049cm" svg:y="2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3cm" svg:height="0.164cm" svg:x="19.292cm" svg:y="4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4.491cm" svg:y1="5.074cm" svg:x2="16.12cm" svg:y2="2.136cm">
          <text:p/>
        </draw:line>
        <draw:line draw:style-name="gr10" draw:text-style-name="P5" draw:layer="layout" svg:x1="17.739cm" svg:y1="6.925cm" svg:x2="16.12cm" svg:y2="2.136cm">
          <text:p/>
        </draw:line>
        <draw:line draw:style-name="gr9" draw:text-style-name="P3" draw:layer="layout" svg:x1="17.739cm" svg:y1="6.925cm" svg:x2="19.371cm" svg:y2="4.602cm">
          <text:p/>
        </draw:line>
        <draw:line draw:style-name="gr9" draw:text-style-name="P3" draw:layer="layout" svg:x1="20.96cm" svg:y1="6.055cm" svg:x2="19.371cm" svg:y2="4.602cm">
          <text:p/>
        </draw:line>
        <draw:line draw:style-name="gr9" draw:text-style-name="P3" draw:layer="layout" svg:x1="14.493cm" svg:y1="5.074cm" svg:x2="12.884cm" svg:y2="2.152cm">
          <text:p/>
        </draw:line>
        <draw:line draw:style-name="gr9" draw:text-style-name="P3" draw:layer="layout" svg:x1="11.261cm" svg:y1="6.597cm" svg:x2="12.884cm" svg:y2="2.1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5:50.112267805</dc:date>
    <meta:editing-duration>PT2H13M19S</meta:editing-duration>
    <meta:editing-cycles>60</meta:editing-cycles>
    <meta:generator>LibreOffice/6.3.3.2$Linux_X86_64 LibreOffice_project/a64200df03143b798afd1ec74a12ab50359878ed</meta:generator>
    <meta:document-statistic meta:object-count="56"/>
  </office:meta>
</office:document-meta>
</file>